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489cm" style:rel-column-width="5912*"/>
    </style:style>
    <style:style style:name="Таблица3.B" style:family="table-column">
      <style:table-column-properties style:column-width="7.313cm" style:rel-column-width="29044*"/>
    </style:style>
    <style:style style:name="Таблица3.C" style:family="table-column">
      <style:table-column-properties style:column-width="7.699cm" style:rel-column-width="3057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111111" style:font-name="Times New Roman" officeooo:rsid="007865bb" officeooo:paragraph-rsid="007865bb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officeooo:rsid="003b7bfe" officeooo:paragraph-rsid="003b7bfe" style:font-size-complex="14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9825d" officeooo:paragraph-rsid="007e3b8e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officeooo:rsid="0084b3f4" officeooo:paragraph-rsid="00855e57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bold" officeooo:rsid="00855e57" officeooo:paragraph-rsid="00855e57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weight="bold" officeooo:rsid="0084b3f4" officeooo:paragraph-rsid="0084b3f4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922e10" style:font-size-asian="12pt" style:font-name-complex="Times New Roman6" style:font-size-complex="12pt"/>
    </style:style>
    <style:style style:name="P1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922e10" style:font-size-asian="12pt" style:font-name-complex="Times New Roman6" style:font-size-complex="12pt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baca0" officeooo:paragraph-rsid="00922e10" style:font-size-asian="12pt" style:font-name-complex="Times New Roman6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US" fo:font-weight="bold" officeooo:rsid="008fc8f2" officeooo:paragraph-rsid="008fc8f2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en" fo:country="US" fo:font-weight="normal" officeooo:rsid="008fc8f2" officeooo:paragraph-rsid="008fc8f2" style:font-weight-asian="normal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76480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24" style:family="paragraph" style:parent-style-name="Standard">
      <style:text-properties officeooo:paragraph-rsid="0042181f"/>
    </style:style>
    <style:style style:name="P25" style:family="paragraph" style:parent-style-name="Standard">
      <style:text-properties fo:language="en" fo:country="US" officeooo:rsid="0076a51d" officeooo:paragraph-rsid="0042181f"/>
    </style:style>
    <style:style style:name="P26" style:family="paragraph" style:parent-style-name="Standard">
      <style:text-properties fo:language="en" fo:country="US" officeooo:rsid="0080aec2" officeooo:paragraph-rsid="0080aec2"/>
    </style:style>
    <style:style style:name="P27" style:family="paragraph" style:parent-style-name="Standard">
      <style:text-properties fo:language="en" fo:country="US" officeooo:rsid="008fc8f2" officeooo:paragraph-rsid="008fc8f2"/>
    </style:style>
    <style:style style:name="P28" style:family="paragraph" style:parent-style-name="Standard">
      <style:text-properties fo:language="en" fo:country="US" fo:font-weight="bold" officeooo:rsid="008fc8f2" officeooo:paragraph-rsid="008fc8f2" style:font-weight-asian="bold" style:font-weight-complex="bold"/>
    </style:style>
    <style:style style:name="P2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7d40d6" officeooo:paragraph-rsid="008edd1a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908448" officeooo:paragraph-rsid="00908448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font-weight="normal" officeooo:rsid="008edd1a" officeooo:paragraph-rsid="008edd1a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tyle="normal" officeooo:rsid="008fc8f2" officeooo:paragraph-rsid="008fc8f2" style:font-style-asian="normal" style:font-style-complex="normal"/>
    </style:style>
    <style:style style:name="P34" style:family="paragraph" style:parent-style-name="Table">
      <style:paragraph-properties fo:keep-with-next="always"/>
      <style:text-properties officeooo:paragraph-rsid="00922e10"/>
    </style:style>
    <style:style style:name="P3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922e10"/>
    </style:style>
    <style:style style:name="P37" style:family="paragraph" style:parent-style-name="Heading_20_2">
      <style:paragraph-properties fo:text-align="justify" style:justify-single-word="false"/>
    </style:style>
    <style:style style:name="P38" style:family="paragraph" style:parent-style-name="Heading_20_2">
      <style:paragraph-properties fo:text-align="justify" style:justify-single-word="false"/>
      <style:text-properties officeooo:paragraph-rsid="003b7bfe"/>
    </style:style>
    <style:style style:name="P39" style:family="paragraph" style:parent-style-name="Heading_20_2">
      <style:paragraph-properties fo:text-align="justify" style:justify-single-word="false"/>
      <style:text-properties fo:font-weight="bold" officeooo:rsid="007d40d6" officeooo:paragraph-rsid="007d40d6" style:font-weight-asian="bold" style:font-weight-complex="bold"/>
    </style:style>
    <style:style style:name="P40" style:family="paragraph" style:parent-style-name="Heading_20_2" style:master-page-name="">
      <style:paragraph-properties fo:text-align="justify" style:justify-single-word="false" style:page-number="auto" fo:break-before="page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38ba8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fo:font-style="normal" fo:font-weight="bold" officeooo:rsid="00855e57" officeooo:paragraph-rsid="00855e57" style:font-size-asian="14pt" style:language-asian="ru" style:country-asian="RU" style:font-style-asian="normal" style:font-weight-asian="bold" style:font-name-complex="Times New Roman6" style:font-size-complex="14pt" style:language-complex="ar" style:country-complex="SA" style:font-style-complex="normal" style:font-weight-complex="bold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ff0000" fo:language="en" fo:country="US" officeooo:rsid="007a0b40" officeooo:paragraph-rsid="008fc8f2"/>
    </style:style>
    <style:style style:name="P44" style:family="paragraph" style:parent-style-name="Text_20_body">
      <style:paragraph-properties fo:text-align="justify" style:justify-single-word="false"/>
      <style:text-properties officeooo:paragraph-rsid="00954bbf"/>
    </style:style>
    <style:style style:name="P45" style:family="paragraph" style:parent-style-name="Text_20_body">
      <style:paragraph-properties fo:text-align="justify" style:justify-single-word="false"/>
      <style:text-properties officeooo:rsid="00954bbf" officeooo:paragraph-rsid="00954bbf"/>
    </style:style>
    <style:style style:name="P46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922e10" style:font-size-asian="12pt" style:font-name-complex="Times New Roman6" style:font-size-complex="12pt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7baca0" officeooo:paragraph-rsid="00922e10" style:font-size-asian="12pt" style:font-name-complex="Times New Roman6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99171d" officeooo:paragraph-rsid="0099171d" style:font-size-asian="12pt" style:font-name-complex="Times New Roman6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83c55f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" style:family="text">
      <style:text-properties style:font-name="Times New Roman" fo:font-size="14pt" fo:language="ru" fo:country="RU" fo:font-weight="bold" officeooo:rsid="0084b3f4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5" style:family="text">
      <style:text-properties style:font-name="Times New Roman" fo:font-size="14pt" fo:language="ru" fo:country="RU" officeooo:rsid="004cd5f6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954bbf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" fo:font-size="14pt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" style:font-size-complex="14pt"/>
    </style:style>
    <style:style style:name="T9" style:family="text">
      <style:text-properties style:font-name="Times New Roman" officeooo:rsid="003b7bfe" style:font-size-complex="14pt"/>
    </style:style>
    <style:style style:name="T10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2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3" style:family="text">
      <style:text-properties fo:font-variant="normal" fo:text-transform="none" style:font-name="Times New Roman" fo:font-size="14pt" fo:language="ru" fo:country="RU" officeooo:rsid="008318c0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14" style:family="text">
      <style:text-properties fo:language="en" fo:country="US" officeooo:rsid="0042181f"/>
    </style:style>
    <style:style style:name="T15" style:family="text">
      <style:text-properties fo:language="en" fo:country="US" fo:font-weight="bold" officeooo:rsid="0042181f" style:font-weight-asian="bold" style:font-weight-complex="bold"/>
    </style:style>
    <style:style style:name="T16" style:family="text">
      <style:text-properties fo:language="en" fo:country="US" fo:font-weight="bold" officeooo:rsid="0076a51d" style:font-weight-asian="bold" style:font-weight-complex="bold"/>
    </style:style>
    <style:style style:name="T17" style:family="text">
      <style:text-properties fo:color="#111111"/>
    </style:style>
    <style:style style:name="T18" style:family="text">
      <style:text-properties fo:color="#111111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color="#111111" style:font-name="Times New Roman" fo:font-size="14pt" fo:language="ru" fo:country="RU" fo:font-weight="bold" officeooo:rsid="007865bb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0" style:family="text">
      <style:text-properties fo:color="#111111" style:font-name="Times New Roman" fo:font-size="14pt" fo:language="ru" fo:country="RU" fo:font-weight="bold" officeooo:rsid="00954bbf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21" style:family="text">
      <style:text-properties fo:color="#111111" officeooo:rsid="00738ba8"/>
    </style:style>
    <style:style style:name="T22" style:family="text">
      <style:text-properties fo:color="#111111" officeooo:rsid="008318c0"/>
    </style:style>
    <style:style style:name="T23" style:family="text">
      <style:text-properties officeooo:rsid="006ead5c"/>
    </style:style>
    <style:style style:name="T24" style:family="text">
      <style:text-properties style:font-name="Times New Roman4" fo:font-size="14pt" style:font-size-asian="14pt" style:font-size-complex="14pt"/>
    </style:style>
    <style:style style:name="T25" style:family="text">
      <style:text-properties style:font-name="Times New Roman4" fo:font-size="14pt" officeooo:rsid="007f2ea9" style:font-size-asian="14pt" style:font-size-complex="14pt"/>
    </style:style>
    <style:style style:name="T26" style:family="text">
      <style:text-properties style:font-name="Times New Roman4" fo:font-size="14pt" officeooo:rsid="0093ddee" style:font-size-asian="14pt" style:font-size-complex="14pt"/>
    </style:style>
    <style:style style:name="T27" style:family="text">
      <style:text-properties style:font-name="Times New Roman4" fo:font-size="14pt" officeooo:rsid="0099171d" style:font-size-asian="14pt" style:font-size-complex="14pt"/>
    </style:style>
    <style:style style:name="T28" style:family="text">
      <style:text-properties style:font-name="Times New Roman4" fo:font-size="14pt" fo:font-style="normal" style:font-size-asian="14pt" style:font-style-asian="normal" style:font-size-complex="14pt" style:font-style-complex="normal"/>
    </style:style>
    <style:style style:name="T29" style:family="text">
      <style:text-properties officeooo:rsid="0014324b"/>
    </style:style>
    <style:style style:name="T30" style:family="text">
      <style:text-properties officeooo:rsid="00545ca6"/>
    </style:style>
    <style:style style:name="T31" style:family="text">
      <style:text-properties officeooo:rsid="0081c9ca"/>
    </style:style>
    <style:style style:name="T32" style:family="text">
      <style:text-properties fo:font-weight="normal" officeooo:rsid="008aacc3" style:font-weight-asian="normal" style:font-weight-complex="normal"/>
    </style:style>
    <style:style style:name="T33" style:family="text">
      <style:text-properties fo:font-weight="normal" officeooo:rsid="00956553" style:font-weight-asian="normal" style:font-weight-complex="normal"/>
    </style:style>
    <style:style style:name="T34" style:family="text">
      <style:text-properties fo:font-weight="normal" officeooo:rsid="00972f22" style:font-weight-asian="normal" style:font-weight-complex="normal"/>
    </style:style>
    <style:style style:name="T35" style:family="text">
      <style:text-properties officeooo:rsid="008aacc3"/>
    </style:style>
    <style:style style:name="T36" style:family="text">
      <style:text-properties officeooo:rsid="00954bbf"/>
    </style:style>
    <style:style style:name="T37" style:family="text">
      <style:text-properties officeooo:rsid="00956553"/>
    </style:style>
    <style:style style:name="T38" style:family="text">
      <style:text-properties officeooo:rsid="00972f22"/>
    </style:style>
    <style:style style:name="T39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ИНОБРНАУКИ РОССИИ</text:p>
      <text:p text:style-name="P18">Санкт-Петербургский государственный</text:p>
      <text:p text:style-name="P18">электротехнический университет</text:p>
      <text:p text:style-name="P18">«ЛЭТИ» им. В.И. Ульянова (Ленина)</text:p>
      <text:p text:style-name="P21">Кафедра МО ЭВМ</text:p>
      <text:p text:style-name="P18"/>
      <text:p text:style-name="P19"/>
      <text:p text:style-name="P19"/>
      <text:p text:style-name="P19"/>
      <text:p text:style-name="P19"/>
      <text:p text:style-name="P3"/>
      <text:p text:style-name="P19"/>
      <text:p text:style-name="P29"><text:span text:style-name="Book_20_Title"><text:span text:style-name="T1">отчет</text:span></text:span></text:p>
      <text:p text:style-name="P15"><text:span text:style-name="T2">по лабораторной работе</text:span><text:span text:style-name="T10"> </text:span><text:span text:style-name="T18">№</text:span><text:span text:style-name="T20">3</text:span></text:p>
      <text:p text:style-name="P15"><text:span text:style-name="T2">по дисциплине </text:span><text:span text:style-name="T11">«</text:span><text:span text:style-name="T19">Алгоритмы и структуры данных</text:span><text:span text:style-name="T11">»</text:span></text:p>
      <text:p text:style-name="P16"><text:span text:style-name="Book_20_Title"><text:span text:style-name="T12">Тема:</text:span></text:span><text:span text:style-name="Book_20_Title"><text:span text:style-name="T13">Иерархические сп</text:span></text:span></text:p>
      <text:p text:style-name="P19"/>
      <text:p text:style-name="P19"/>
      <text:p text:style-name="P19"/>
      <text:p text:style-name="P19"/>
      <text:p text:style-name="P19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8">Студент гр. </text:span><text:span text:style-name="T9">9304</text:span>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5">К<text:span text:style-name="T17">раев Д.В.</text:span></text:p>
          </table:table-cell>
        </table:table-row>
        <table:table-row table:style-name="Таблица1.1">
          <table:table-cell table:style-name="Таблица1.A1" office:value-type="string">
            <text:p text:style-name="P22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4">Фи<text:span text:style-name="T31">латов А.Ю.</text:span></text:p>
          </table:table-cell>
        </table:table-row>
      </table:table>
      <text:p text:style-name="P20"/>
      <text:p text:style-name="P20"/>
      <text:p text:style-name="P20">Санкт-Петербург</text:p>
      <text:p text:style-name="P23">20<text:span text:style-name="T23">20</text:span></text:p>
      <text:h text:style-name="P40" text:outline-level="2">Цель работы.</text:h>
      <text:p text:style-name="P41"><text:span text:style-name="T21"><text:tab/></text:span><text:span text:style-name="T22">Изучить, что такое бинарное дерево. Изучать алгоритмы с бинарным <text:s/>древом. Написать программу, использующую алгоритмы с бинарным деревом.</text:span></text:p>
      <text:h text:style-name="P37" text:outline-level="2">Задание.</text:h>
      <text:p text:style-name="P45">Вариант 4у.</text:p>
      <text:p text:style-name="P44"><text:span text:style-name="T28">Для заданного бинарного дерева b типа BT с произвольным типом элементов определить, есть ли в дереве b хотя бы два одинаковых элемента.</text:span></text:p>
      <text:h text:style-name="P38" text:outline-level="2">Выполнение работы.</text:h>
      <text:p text:style-name="P6"><text:span text:style-name="T5"><text:tab/></text:span><text:span text:style-name="T6">Была разработана программа, принимающая строка, определяющую бинарное дерево. Например: «a(b(c)(d))(e(f)(g))». Она обозначает такое бинарное дерево, в котором «a» - корень, «b» и «e» исходят из корня, «c» и «d» исходят из «b», а «f» и «g» исходят из «e». Программ находит <text:s/>одинаковые элементы в заданном бинарном дереве и выводит «True», если в дереве есть хотя бы 2 одинаковых элемента, в ином случае выводи «False».</text:span></text:p>
      <text:p text:style-name="P6"><text:span text:style-name="T3"><text:tab/>1) </text:span><text:span text:style-name="T4">Классы</text:span></text:p>
      <text:p text:style-name="P9"><text:tab/>1.1) Класс Node</text:p>
      <text:p text:style-name="P7"><text:tab/><text:span text:style-name="T36">Класс Node содержит 3 поля: value, left, right. Поле value содержит значение элемента дерева. Поле left содержит указатель на следующий левый узел. Поле right содержит указатель на следующий правый узел. </text:span></text:p>
      <text:p text:style-name="P8"><text:tab/>1.2) Класс <text:span text:style-name="T37">BinTree</text:span></text:p>
      <text:p text:style-name="P8"><text:tab/><text:span text:style-name="T33">Класс <text:s/>BinTree содержит 1 поле first, содержащее указатель на корневой элемнт дерева. Конструктор класса принимает строку, определяющую бинарное дерево, и создает его с помощью рекурсивной функции createBinTree. У класса BinTree есть 1 метод printTree, который распечатывает <text:s/>бинарное дерево </text:span><text:span text:style-name="T34">с помощью рекурсивной функции print.</text:span></text:p>
      <text:p text:style-name="P8"><text:span text:style-name="T32"><text:tab/></text:span><text:span text:style-name="T35">1.3) Функции</text:span></text:p>
      <text:p text:style-name="P8"><text:tab/><text:span text:style-name="T34">Для реализации конструтора и метода printTree класса BinTree были написаны 2 функции: print и createBinTree. <text:s/></text:span></text:p>
      <text:p text:style-name="P8"><text:soft-page-break/><text:span text:style-name="T34"><text:tab/>Функция createBinTree принимает на вход ссылку константный итератор для класса std::string. Функция создает бинарное дерево по строку, определяющей его,и возвращает указатель на первый элемент дерева, если строка не корректна, то выводит сообщение об ошибке.</text:span></text:p>
      <text:p text:style-name="P8"><text:span text:style-name="T34"><text:tab/>Функция print принимает на вход указатель на элемент дерева, который нужно распечатать и целое число, обозначающее глубину элемента. Функция печатает элемент на экран с соответствующей глубиной, затем вызывает себя для левого и правого потомков.</text:span></text:p>
      <text:h text:style-name="P39" text:outline-level="2">Тестирование</text:h>
      <text:p text:style-name="P30">Тестирование проводится с помощью скрипта, написанном на языке Python. <text:s/>Скрипт использует библиотеки unittest и subprocess. Скрипт проводит <text:span text:style-name="T38">4</text:span> тест<text:span text:style-name="T38">а</text:span>. Библиотека subprocess нужна для запуска программы с нужными входными данными, а библиотека unittest для проведения тестирования.</text:p>
      <text:p text:style-name="P32">Скрипт можно запустить при помощи команды «make run_tests». </text:p>
      <text:p text:style-name="P34">Таблица <text:span text:style-name="T29">1</text:span> — <text:span text:style-name="T30">Результаты тестирования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0">№ п/п</text:p>
          </table:table-cell>
          <table:table-cell table:style-name="Таблица3.A1" office:value-type="string">
            <text:p text:style-name="P10">Входные данные</text:p>
          </table:table-cell>
          <table:table-cell table:style-name="Таблица3.C1" office:value-type="string">
            <text:p text:style-name="P10">Выходные данные</text:p>
          </table:table-cell>
        </table:table-row>
        <table:table-row>
          <table:table-cell table:style-name="Таблица3.A2" office:value-type="string">
            <text:list xml:id="list2221501288" text:style-name="L1">
              <text:list-item>
                <text:p text:style-name="P46"/>
              </text:list-item>
            </text:list>
          </table:table-cell>
          <table:table-cell table:style-name="Таблица3.A2" office:value-type="string">
            <text:p text:style-name="P11">a(b)(c(d)(e))</text:p>
          </table:table-cell>
          <table:table-cell table:style-name="Таблица3.C2" office:value-type="string">
            <text:p text:style-name="P48">False</text:p>
          </table:table-cell>
        </table:table-row>
        <table:table-row>
          <table:table-cell table:style-name="Таблица3.A2" office:value-type="string">
            <text:list xml:id="list74348492139046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3.A2" office:value-type="string">
            <text:p text:style-name="P11">a(b)(b)asdsad</text:p>
          </table:table-cell>
          <table:table-cell table:style-name="Таблица3.C2" office:value-type="string">
            <text:p text:style-name="P12">ERROR: incorrect string</text:p>
          </table:table-cell>
        </table:table-row>
        <table:table-row>
          <table:table-cell table:style-name="Таблица3.A2" office:value-type="string">
            <text:list xml:id="list74347305393670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3.A2" office:value-type="string">
            <text:p text:style-name="P11">a(b)(b(c))</text:p>
          </table:table-cell>
          <table:table-cell table:style-name="Таблица3.C2" office:value-type="string">
            <text:p text:style-name="P48">True</text:p>
          </table:table-cell>
        </table:table-row>
        <table:table-row>
          <table:table-cell table:style-name="Таблица3.A2" office:value-type="string">
            <text:list xml:id="list74347387198709" text:continue-numbering="true" text:style-name="L1">
              <text:list-item>
                <text:p text:style-name="P46"/>
              </text:list-item>
            </text:list>
          </table:table-cell>
          <table:table-cell table:style-name="Таблица3.A2" office:value-type="string">
            <text:p text:style-name="P11">a(b)(g)(h)</text:p>
          </table:table-cell>
          <table:table-cell table:style-name="Таблица3.C2" office:value-type="string">
            <text:p text:style-name="P12">ERROR: incorrect string</text:p>
          </table:table-cell>
        </table:table-row>
      </table:table>
      <text:p text:style-name="P36"><text:span text:style-name="T39"/></text:p>
      <text:h text:style-name="P37" text:outline-level="2"/>
      <text:h text:style-name="P37" text:outline-level="2">Выводы</text:h>
      <text:p text:style-name="P33"><text:span text:style-name="T25">Б</text:span><text:span text:style-name="T24">ыла изучена такая структура данных, как </text:span><text:span text:style-name="T27">бинарное дерево</text:span><text:span text:style-name="T24">. Была написана программа, </text:span><text:span text:style-name="T27">использующая алгоритмы с бинарным деревом</text:span><text:span text:style-name="T24">. 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4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99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4:07:55.262000000</meta:creation-date>
    <meta:editing-duration>PT10H44M34S</meta:editing-duration>
    <meta:editing-cycles>63</meta:editing-cycles>
    <meta:generator>LibreOffice/6.0.7.3$Linux_X86_64 LibreOffice_project/00m0$Build-3</meta:generator>
    <dc:date>2020-11-01T07:43:13.127723940</dc:date>
    <meta:document-statistic meta:table-count="2" meta:image-count="0" meta:object-count="0" meta:page-count="3" meta:paragraph-count="53" meta:word-count="401" meta:character-count="2902" meta:non-whitespace-character-count="2532"/>
  </office:meta>
</office:document-meta>
</file>